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14.878cm" fo:margin-left="-0.191cm" table:align="left" style:writing-mode="lr-tb"/>
    </style:style>
    <style:style style:name="Tabela3.A" style:family="table-column">
      <style:table-column-properties style:column-width="3.191cm"/>
    </style:style>
    <style:style style:name="Tabela3.B" style:family="table-column">
      <style:table-column-properties style:column-width="0.751cm"/>
    </style:style>
    <style:style style:name="Tabela3.C" style:family="table-column">
      <style:table-column-properties style:column-width="3.5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4.878cm" fo:margin-left="-0.191cm" table:align="left" style:writing-mode="lr-tb"/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0.75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0.75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4.878cm" fo:margin-left="-0.191cm" table:align="left" style:writing-mode="lr-tb"/>
    </style:style>
    <style:style style:name="Tabela5.A" style:family="table-column">
      <style:table-column-properties style:column-width="3.191cm"/>
    </style:style>
    <style:style style:name="Tabela5.B" style:family="table-column">
      <style:table-column-properties style:column-width="0.751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0.75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4.878cm" fo:margin-left="-0.191cm" table:align="left" style:writing-mode="lr-tb"/>
    </style:style>
    <style:style style:name="Tabela6.A" style:family="table-column">
      <style:table-column-properties style:column-width="3.191cm"/>
    </style:style>
    <style:style style:name="Tabela6.B" style:family="table-column">
      <style:table-column-properties style:column-width="0.751cm"/>
    </style:style>
    <style:style style:name="Tabela6.C" style:family="table-column">
      <style:table-column-properties style:column-width="3.5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4.878cm" fo:margin-left="-0.191cm" table:align="left" style:writing-mode="lr-tb"/>
    </style:style>
    <style:style style:name="Tabela7.A" style:family="table-column">
      <style:table-column-properties style:column-width="3.191cm"/>
    </style:style>
    <style:style style:name="Tabela7.B" style:family="table-column">
      <style:table-column-properties style:column-width="0.751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0.75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4.878cm" fo:margin-left="-0.191cm" table:align="left" style:writing-mode="lr-tb"/>
    </style:style>
    <style:style style:name="Tabela8.A" style:family="table-column">
      <style:table-column-properties style:column-width="3.191cm"/>
    </style:style>
    <style:style style:name="Tabela8.B" style:family="table-column">
      <style:table-column-properties style:column-width="0.751cm"/>
    </style:style>
    <style:style style:name="Tabela8.C" style:family="table-column">
      <style:table-column-properties style:column-width="3.5cm"/>
    </style:style>
    <style:style style:name="Tabela8.D" style:family="table-column">
      <style:table-column-properties style:column-width="0.75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4.878cm" fo:margin-left="-0.191cm" table:align="left" style:writing-mode="lr-tb"/>
    </style:style>
    <style:style style:name="Tabela9.A" style:family="table-column">
      <style:table-column-properties style:column-width="3.191cm"/>
    </style:style>
    <style:style style:name="Tabela9.B" style:family="table-column">
      <style:table-column-properties style:column-width="0.751cm"/>
    </style:style>
    <style:style style:name="Tabela9.C" style:family="table-column">
      <style:table-column-properties style:column-width="3.5cm"/>
    </style:style>
    <style:style style:name="Tabela9.D" style:family="table-column">
      <style:table-column-properties style:column-width="0.75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0" style:family="table">
      <style:table-properties style:width="14.878cm" fo:margin-left="-0.191cm" table:align="left" style:writing-mode="lr-tb"/>
    </style:style>
    <style:style style:name="Tabela10.A" style:family="table-column">
      <style:table-column-properties style:column-width="3.191cm"/>
    </style:style>
    <style:style style:name="Tabela10.B" style:family="table-column">
      <style:table-column-properties style:column-width="0.751cm"/>
    </style:style>
    <style:style style:name="Tabela10.C" style:family="table-column">
      <style:table-column-properties style:column-width="3.5cm"/>
    </style:style>
    <style:style style:name="Tabela10.D" style:family="table-column">
      <style:table-column-properties style:column-width="0.75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4.878cm" fo:margin-left="-0.191cm" table:align="left" style:writing-mode="lr-tb"/>
    </style:style>
    <style:style style:name="Tabela11.A" style:family="table-column">
      <style:table-column-properties style:column-width="3.191cm"/>
    </style:style>
    <style:style style:name="Tabela11.B" style:family="table-column">
      <style:table-column-properties style:column-width="0.751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0.75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4.878cm" fo:margin-left="-0.191cm" table:align="left" style:writing-mode="lr-tb"/>
    </style:style>
    <style:style style:name="Tabela12.A" style:family="table-column">
      <style:table-column-properties style:column-width="3.191cm"/>
    </style:style>
    <style:style style:name="Tabela12.B" style:family="table-column">
      <style:table-column-properties style:column-width="0.751cm"/>
    </style:style>
    <style:style style:name="Tabela12.C" style:family="table-column">
      <style:table-column-properties style:column-width="3.5cm"/>
    </style:style>
    <style:style style:name="Tabela12.D" style:family="table-column">
      <style:table-column-properties style:column-width="0.75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3" style:family="table">
      <style:table-properties style:width="14.878cm" fo:margin-left="-0.191cm" table:align="left" style:writing-mode="lr-tb"/>
    </style:style>
    <style:style style:name="Tabela13.A" style:family="table-column">
      <style:table-column-properties style:column-width="3.191cm"/>
    </style:style>
    <style:style style:name="Tabela13.B" style:family="table-column">
      <style:table-column-properties style:column-width="0.751cm"/>
    </style:style>
    <style:style style:name="Tabela13.C" style:family="table-column">
      <style:table-column-properties style:column-width="3.5cm"/>
    </style:style>
    <style:style style:name="Tabela13.D" style:family="table-column">
      <style:table-column-properties style:column-width="0.75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4.878cm" fo:margin-left="-0.191cm" table:align="left" style:writing-mode="lr-tb"/>
    </style:style>
    <style:style style:name="Tabela14.A" style:family="table-column">
      <style:table-column-properties style:column-width="3.191cm"/>
    </style:style>
    <style:style style:name="Tabela14.B" style:family="table-column">
      <style:table-column-properties style:column-width="0.751cm"/>
    </style:style>
    <style:style style:name="Tabela14.C" style:family="table-column">
      <style:table-column-properties style:column-width="3.5cm"/>
    </style:style>
    <style:style style:name="Tabela14.D" style:family="table-column">
      <style:table-column-properties style:column-width="0.75cm"/>
    </style:style>
    <style:style style:name="Tabela14.E" style:family="table-column">
      <style:table-column-properties style:column-width="3.501cm"/>
    </style:style>
    <style:style style:name="Tabela14.G" style:family="table-column">
      <style:table-column-properties style:column-width="2.43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5" style:family="table">
      <style:table-properties style:width="14.878cm" fo:margin-left="-0.191cm" table:align="left" style:writing-mode="lr-tb"/>
    </style:style>
    <style:style style:name="Tabela15.A" style:family="table-column">
      <style:table-column-properties style:column-width="3.191cm"/>
    </style:style>
    <style:style style:name="Tabela15.B" style:family="table-column">
      <style:table-column-properties style:column-width="0.751cm"/>
    </style:style>
    <style:style style:name="Tabela15.C" style:family="table-column">
      <style:table-column-properties style:column-width="3.5cm"/>
    </style:style>
    <style:style style:name="Tabela15.D" style:family="table-column">
      <style:table-column-properties style:column-width="0.75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3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.106cm" fo:margin-bottom="0cm" style:contextual-spacing="fals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m_20_marcadores" style:list-style-name="">
      <style:text-properties style:font-name="Linux Biolinum G" officeooo:rsid="0009b8bc" officeooo:paragraph-rsid="0009b8bc"/>
    </style:style>
    <style:style style:name="P9" style:family="paragraph" style:parent-style-name="Com_20_marcadores">
      <style:paragraph-properties fo:text-align="justify" style:justify-single-word="false"/>
      <style:text-properties style:font-name="Linux Biolinum G" officeooo:paragraph-rsid="0006561b" style:font-style-complex="italic"/>
    </style:style>
    <style:style style:name="P10" style:family="paragraph" style:parent-style-name="Com_20_marcadores">
      <style:paragraph-properties fo:line-height="115%"/>
      <style:text-properties style:font-name="Linux Biolinum G" officeooo:paragraph-rsid="00055a27"/>
    </style:style>
    <style:style style:name="P11" style:family="paragraph" style:parent-style-name="Com_20_marcadores">
      <style:paragraph-properties fo:text-align="justify" style:justify-single-word="false"/>
      <style:text-properties style:font-name="Linux Biolinum G" officeooo:paragraph-rsid="00060376"/>
    </style:style>
    <style:style style:name="P12" style:family="paragraph" style:parent-style-name="Com_20_marcadores">
      <style:paragraph-properties fo:text-align="justify" style:justify-single-word="false"/>
      <style:text-properties style:font-name="Linux Biolinum G" officeooo:paragraph-rsid="0006561b"/>
    </style:style>
    <style:style style:name="P13" style:family="paragraph" style:parent-style-name="Com_20_marcadores" style:list-style-name="WW8Num23">
      <style:paragraph-properties fo:text-align="justify" style:justify-single-word="false"/>
      <style:text-properties style:font-name="Linux Biolinum G"/>
    </style:style>
    <style:style style:name="P14" style:family="paragraph" style:parent-style-name="Com_20_marcadores" style:list-style-name="WW8Num23">
      <style:paragraph-properties fo:text-align="justify" style:justify-single-word="false"/>
      <style:text-properties style:font-name="Linux Biolinum G" officeooo:paragraph-rsid="000ab3e3"/>
    </style:style>
    <style:style style:name="P15" style:family="paragraph" style:parent-style-name="Com_20_marcadores" style:list-style-name="WW8Num4">
      <style:paragraph-properties fo:line-height="115%"/>
      <style:text-properties officeooo:paragraph-rsid="0016b33a"/>
    </style:style>
    <style:style style:name="P16" style:family="paragraph" style:parent-style-name="Com_20_marcadores" style:list-style-name="WW8Num4">
      <style:paragraph-properties fo:line-height="115%"/>
      <style:text-properties officeooo:paragraph-rsid="0006561b"/>
    </style:style>
    <style:style style:name="P17" style:family="paragraph" style:parent-style-name="Com_20_marcadores" style:list-style-name="WW8Num4">
      <style:paragraph-properties fo:line-height="115%"/>
      <style:text-properties officeooo:paragraph-rsid="0009b8bc"/>
    </style:style>
    <style:style style:name="P18" style:family="paragraph" style:parent-style-name="Com_20_marcadores" style:list-style-name="WW8Num4">
      <style:paragraph-properties fo:line-height="115%"/>
      <style:text-properties officeooo:paragraph-rsid="001aab5e"/>
    </style:style>
    <style:style style:name="P19" style:family="paragraph" style:parent-style-name="Com_20_marcadores" style:list-style-name="">
      <style:paragraph-properties fo:line-height="115%"/>
      <style:text-properties officeooo:paragraph-rsid="001aab5e"/>
    </style:style>
    <style:style style:name="P20" style:family="paragraph" style:parent-style-name="Corpo_20_de_20_texto_20_3">
      <style:paragraph-properties fo:text-align="justify" style:justify-single-word="false"/>
      <style:text-properties fo:color="#000000" loext:opacity="100%" style:font-name="Linux Biolinum G" officeooo:paragraph-rsid="00080fa4" style:font-style-complex="italic"/>
    </style:style>
    <style:style style:name="P21" style:family="paragraph" style:parent-style-name="Corpo_20_de_20_texto_20_3">
      <style:paragraph-properties fo:text-align="justify" style:justify-single-word="false"/>
      <style:text-properties fo:color="#000000" loext:opacity="100%" style:font-name="Linux Biolinum G" officeooo:paragraph-rsid="00080fa4"/>
    </style:style>
    <style:style style:name="P22" style:family="paragraph" style:parent-style-name="Header">
      <style:text-properties style:font-name="Linux"/>
    </style:style>
    <style:style style:name="P23" style:family="paragraph" style:parent-style-name="Heading_20_1">
      <style:paragraph-properties fo:text-align="justify" style:justify-single-word="false"/>
      <style:text-properties style:font-name="Linux Biolinum G" style:text-underline-style="solid" style:text-underline-type="double" style:text-underline-width="auto" style:text-underline-color="font-color" officeooo:paragraph-rsid="000443eb"/>
    </style:style>
    <style:style style:name="P24" style:family="paragraph" style:parent-style-name="Heading_20_1">
      <style:paragraph-properties fo:text-align="justify" style:justify-single-word="false"/>
      <style:text-properties style:font-name="Linux Biolinum G"/>
    </style:style>
    <style:style style:name="P25" style:family="paragraph" style:parent-style-name="Heading_20_1">
      <style:paragraph-properties fo:margin-left="0.76cm" fo:margin-right="0cm" fo:text-indent="-0.76cm" style:auto-text-indent="false"/>
      <style:text-properties style:font-name="Linux Biolinum G" officeooo:rsid="0016b33a" officeooo:paragraph-rsid="0016b33a"/>
    </style:style>
    <style:style style:name="P26" style:family="paragraph" style:parent-style-name="Heading_20_1" style:list-style-name="" style:master-page-name="Standard">
      <style:paragraph-properties style:page-number="auto"/>
      <style:text-properties style:use-window-font-color="true" loext:opacity="0%" style:font-name="Linux Biolinum G" fo:font-size="14pt" fo:language="pt" fo:country="BR" style:text-underline-style="solid" style:text-underline-type="double" style:text-underline-width="auto" style:text-underline-color="font-color" fo:font-weight="bold" officeooo:rsid="000443eb" officeooo:paragraph-rsid="000443eb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27" style:family="paragraph" style:parent-style-name="Heading_20_2">
      <style:paragraph-properties fo:text-align="justify" style:justify-single-word="false"/>
      <style:text-properties style:font-name="Linux Biolinum G" officeooo:paragraph-rsid="00055a27" style:font-style-complex="italic"/>
    </style:style>
    <style:style style:name="P28" style:family="paragraph" style:parent-style-name="Requisito">
      <style:paragraph-properties fo:text-align="justify" style:justify-single-word="false"/>
      <style:text-properties style:font-name="Linux Biolinum G"/>
    </style:style>
    <style:style style:name="P29" style:family="paragraph" style:parent-style-name="Requisito">
      <style:paragraph-properties fo:text-align="justify" style:justify-single-word="false"/>
      <style:text-properties style:font-name="Linux Biolinum G" officeooo:paragraph-rsid="00055a27"/>
    </style:style>
    <style:style style:name="P30" style:family="paragraph" style:parent-style-name="Requisito">
      <style:paragraph-properties fo:text-align="justify" style:justify-single-word="false"/>
      <style:text-properties style:font-name="Linux Biolinum G" officeooo:paragraph-rsid="00055a27"/>
    </style:style>
    <style:style style:name="P31" style:family="paragraph" style:parent-style-name="Requisito">
      <style:paragraph-properties fo:text-align="justify" style:justify-single-word="false"/>
      <style:text-properties style:font-name="Linux Biolinum G" officeooo:paragraph-rsid="00080fa4"/>
    </style:style>
    <style:style style:name="P32" style:family="paragraph" style:parent-style-name="Requisito">
      <style:text-properties officeooo:paragraph-rsid="001aab5e"/>
    </style:style>
    <style:style style:name="P33" style:family="paragraph" style:parent-style-name="Requisito">
      <style:paragraph-properties fo:text-align="center" style:justify-single-word="false"/>
      <style:text-properties officeooo:paragraph-rsid="00055a27"/>
    </style:style>
    <style:style style:name="P34" style:family="paragraph" style:parent-style-name="Standard">
      <style:text-properties style:use-window-font-color="true" loext:opacity="0%" style:font-name="Linux Biolinum G" fo:language="pt" fo:country="BR" style:font-name-asian="Times New Roman" style:language-complex="ar" style:country-complex="SA"/>
    </style:style>
    <style:style style:name="P35" style:family="paragraph" style:parent-style-name="Standard" style:list-style-name="L1">
      <style:paragraph-properties fo:line-height="115%"/>
      <style:text-properties style:font-name="Linux Biolinum G" officeooo:rsid="000f790f" officeooo:paragraph-rsid="000f790f"/>
    </style:style>
    <style:style style:name="P36" style:family="paragraph" style:parent-style-name="Standard">
      <style:paragraph-properties fo:text-align="justify" style:justify-single-word="false"/>
      <style:text-properties style:font-name="Linux Biolinum G" officeooo:rsid="000443eb" officeooo:paragraph-rsid="000443eb"/>
    </style:style>
    <style:style style:name="P37" style:family="paragraph" style:parent-style-name="Standard">
      <style:text-properties style:font-name="Linux Biolinum G" officeooo:paragraph-rsid="00055a27"/>
    </style:style>
    <style:style style:name="P38" style:family="paragraph" style:parent-style-name="Standard">
      <style:paragraph-properties fo:text-align="justify" style:justify-single-word="false"/>
      <style:text-properties style:font-name="Linux Biolinum G"/>
    </style:style>
    <style:style style:name="P39" style:family="paragraph" style:parent-style-name="Standard">
      <style:paragraph-properties fo:text-align="justify" style:justify-single-word="false"/>
      <style:text-properties style:font-name="Linux Biolinum G" officeooo:paragraph-rsid="00055a27"/>
    </style:style>
    <style:style style:name="P40" style:family="paragraph" style:parent-style-name="Standard">
      <style:paragraph-properties fo:text-align="justify" style:justify-single-word="false"/>
      <style:text-properties style:font-name="Linux Biolinum G" officeooo:paragraph-rsid="00080fa4"/>
    </style:style>
    <style:style style:name="P41" style:family="paragraph" style:parent-style-name="Standard">
      <style:paragraph-properties fo:text-align="justify" style:justify-single-word="false"/>
      <style:text-properties style:font-name="Linux Biolinum G" officeooo:paragraph-rsid="00055a27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nux Biolinum G" fo:font-weight="bold" officeooo:paragraph-rsid="00055a27" style:font-weight-asian="bold"/>
    </style:style>
    <style:style style:name="P43" style:family="paragraph" style:parent-style-name="Standard">
      <style:paragraph-properties fo:text-align="justify" style:justify-single-word="false"/>
      <style:text-properties style:font-name="Linux Biolinum G" fo:font-weight="bold" officeooo:paragraph-rsid="00055a27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Linux Biolinum G" fo:font-style="italic" officeooo:paragraph-rsid="00055a27" style:font-style-asian="italic"/>
    </style:style>
    <style:style style:name="P45" style:family="paragraph" style:parent-style-name="Standard">
      <style:paragraph-properties fo:text-align="justify" style:justify-single-word="false"/>
      <style:text-properties style:font-name="Linux Biolinum G" fo:font-style="italic" officeooo:rsid="000443eb" officeooo:paragraph-rsid="00055a27" style:font-style-asian="italic"/>
    </style:style>
    <style:style style:name="P46" style:family="paragraph" style:parent-style-name="Standard">
      <style:paragraph-properties fo:line-height="115%"/>
      <style:text-properties style:font-name="Linux Biolinum G" officeooo:paragraph-rsid="000f790f"/>
    </style:style>
    <style:style style:name="P47" style:family="paragraph" style:parent-style-name="Standard">
      <style:paragraph-properties fo:text-align="justify" style:justify-single-word="false"/>
      <style:text-properties fo:color="#0000ff" loext:opacity="100%" style:font-name="Linux Biolinum G" fo:font-style="italic" fo:font-weight="bold" officeooo:paragraph-rsid="00055a27" style:font-style-asian="italic" style:font-weight-asian="bold"/>
    </style:style>
    <style:style style:name="P48" style:family="paragraph" style:parent-style-name="Standard">
      <style:paragraph-properties fo:text-align="justify" style:justify-single-word="false"/>
      <style:text-properties fo:color="#0000ff" loext:opacity="100%" style:font-name="Linux Biolinum G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nux Biolinum G" officeooo:paragraph-rsid="00080fa4" style:font-style-complex="italic"/>
    </style:style>
    <style:style style:name="P50" style:family="paragraph" style:parent-style-name="Standard" style:list-style-name="L1">
      <style:paragraph-properties fo:line-height="115%"/>
      <style:text-properties officeooo:paragraph-rsid="000f790f"/>
    </style:style>
    <style:style style:name="P51" style:family="paragraph" style:parent-style-name="Standard" style:list-style-name="L1">
      <style:paragraph-properties fo:line-height="115%"/>
      <style:text-properties officeooo:paragraph-rsid="0013dd84"/>
    </style:style>
    <style:style style:name="P52" style:family="paragraph" style:parent-style-name="Standard">
      <style:paragraph-properties fo:text-align="justify" style:justify-single-word="false"/>
      <style:text-properties officeooo:paragraph-rsid="00055a27"/>
    </style:style>
    <style:style style:name="P53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P5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P5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P5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e8142" officeooo:paragraph-rsid="000e8142" style:font-size-asian="10pt" style:font-name-complex="Arial"/>
    </style:style>
    <style:style style:name="P57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Linux Biolinum G" style:font-name-asian="Wingdings" style:font-name-complex="Wingdings"/>
    </style:style>
    <style:style style:name="P58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Linux Biolinum G" officeooo:paragraph-rsid="00055a27" style:font-name-asian="Wingdings" style:font-name-complex="Wingdings"/>
    </style:style>
    <style:style style:name="P59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Linux Biolinum G"/>
    </style:style>
    <style:style style:name="P60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Linux Biolinum G" officeooo:paragraph-rsid="00055a27"/>
    </style:style>
    <style:style style:name="P61" style:family="paragraph" style:parent-style-name="Standard">
      <style:paragraph-properties fo:margin-left="-0.191cm" fo:margin-right="0cm" fo:margin-top="0.423cm" fo:margin-bottom="0.423cm" style:contextual-spacing="false" fo:text-align="justify" style:justify-single-word="false" fo:text-indent="0cm" style:auto-text-indent="false"/>
      <style:text-properties style:font-name="Linux Biolinum G"/>
    </style:style>
    <style:style style:name="P62" style:family="paragraph" style:parent-style-name="Standard">
      <style:paragraph-properties fo:margin-left="-0.191cm" fo:margin-right="0cm" fo:margin-top="0.423cm" fo:margin-bottom="0.423cm" style:contextual-spacing="false" fo:text-align="justify" style:justify-single-word="false" fo:text-indent="0cm" style:auto-text-indent="false"/>
      <style:text-properties style:font-name="Linux Biolinum G" officeooo:paragraph-rsid="00055a27"/>
    </style:style>
    <style:style style:name="T1" style:family="text">
      <style:text-properties style:use-window-font-color="true" loext:opacity="0%" fo:font-size="12pt" fo:language="pt" fo:country="BR" fo:font-weight="bold" officeooo:rsid="000f790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loext:opacity="0%" fo:font-size="12pt" fo:language="pt" fo:country="BR" fo:font-weight="bold" officeooo:rsid="00055a2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" style:family="text">
      <style:text-properties style:use-window-font-color="true" loext:opacity="0%" fo:font-size="12pt" fo:language="pt" fo:country="BR" fo:font-weight="bold" officeooo:rsid="000ab3e3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loext:opacity="0%" fo:font-size="12pt" fo:language="pt" fo:country="BR" fo:font-weight="bold" officeooo:rsid="0016b33a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5" style:family="text">
      <style:text-properties style:use-window-font-color="true" loext:opacity="0%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fo:font-size="12pt" fo:language="pt" fo:country="BR" officeooo:rsid="000f790f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fo:font-size="12pt" fo:language="pt" fo:country="BR" officeooo:rsid="000ab3e3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9" style:family="text">
      <style:text-properties style:use-window-font-color="true" loext:opacity="0%" fo:font-size="12pt" fo:language="pt" fo:country="BR" officeooo:rsid="00060376" fo:background-color="#ffff00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10" style:family="text">
      <style:text-properties style:use-window-font-color="true" loext:opacity="0%" fo:font-size="12pt" fo:language="pt" fo:country="BR" officeooo:rsid="00080fa4" fo:background-color="#ffff00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fo:font-size="12pt" fo:language="en" fo:country="US" officeooo:rsid="000ab3e3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12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13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T14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T15" style:family="text">
      <style:text-properties style:use-window-font-color="true" loext:opacity="0%" style:font-name="Linux Biolinum G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Linux Biolinum G" fo:font-size="12pt" fo:language="pt" fo:country="BR" officeooo:rsid="0011aa4f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Linux Biolinum G" fo:font-size="12pt" fo:language="pt" fo:country="BR" officeooo:rsid="0011ef49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Linux Biolinum G" fo:font-size="12pt" fo:language="pt" fo:country="BR" officeooo:rsid="00110c45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Linux Biolinum G" fo:font-size="12pt" fo:language="pt" fo:country="BR" officeooo:rsid="0013dd84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Linux Biolinum G" fo:font-size="12pt" fo:language="pt" fo:country="BR" officeooo:rsid="0014d7c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2" style:family="text">
      <style:text-properties style:use-window-font-color="true" loext:opacity="0%" style:font-name="Linux Biolinum G" fo:font-size="12pt" fo:language="pt" fo:country="BR" officeooo:rsid="0016b33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3" style:family="text">
      <style:text-properties style:use-window-font-color="true" loext:opacity="0%" style:font-name="Linux Biolinum G" fo:font-size="12pt" fo:language="pt" fo:country="BR" officeooo:rsid="00177416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4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5" style:family="text">
      <style:text-properties style:use-window-font-color="true" loext:opacity="0%" style:font-name="Linux Biolinum G" fo:font-size="12pt" fo:language="pt" fo:country="BR" fo:font-weight="bold" officeooo:rsid="0009b8bc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26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27" style:family="text">
      <style:text-properties style:use-window-font-color="true" loext:opacity="0%" style:font-name="Linux Biolinum G" fo:font-size="12pt" fo:language="pt" fo:country="BR" fo:font-weight="bold" officeooo:rsid="001aab5e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28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Linux Biolinum G" fo:font-size="12pt" fo:language="pt" fo:country="BR" officeooo:rsid="0016b33a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loext:opacity="0%" style:font-name="Linux Biolinum G" fo:font-size="12pt" fo:language="pt" fo:country="BR" officeooo:rsid="001aab5e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2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33" style:family="text">
      <style:text-properties style:use-window-font-color="true" loext:opacity="0%" style:font-name="Linux Biolinum G" fo:font-size="12pt" fo:language="pt" fo:country="BR" officeooo:rsid="0018c741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34" style:family="text">
      <style:text-properties style:use-window-font-color="true" loext:opacity="0%" style:font-name="Linux Biolinum G" fo:font-size="12pt" fo:language="pt" fo:country="BR" officeooo:rsid="0006561b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35" style:family="text">
      <style:text-properties style:use-window-font-color="true" loext:opacity="0%" style:font-name="Linux Biolinum G" fo:font-size="12pt" fo:language="pt" fo:country="BR" officeooo:rsid="001aab5e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36" style:family="text">
      <style:text-properties style:use-window-font-color="true" loext:opacity="0%" style:font-name="Linux Biolinum G" fo:font-size="12pt" fo:language="pt" fo:country="BR" officeooo:rsid="001bf09d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37" style:family="text">
      <style:text-properties style:use-window-font-color="true" loext:opacity="0%" style:font-name="Linux Biolinum G" fo:font-size="12pt" fo:language="pt" fo:country="BR" officeooo:rsid="00080fa4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8" style:family="text">
      <style:text-properties style:use-window-font-color="true" loext:opacity="0%" fo:font-size="14pt" fo:language="pt" fo:country="BR" fo:font-weight="bold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T39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40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41" style:family="text">
      <style:text-properties style:language-asian="en" style:country-asian="US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 style:font-weight-complex="bold"/>
    </style:style>
    <style:style style:name="T45" style:family="text">
      <style:text-properties style:font-style-complex="italic"/>
    </style:style>
    <style:style style:name="T46" style:family="text">
      <style:text-properties officeooo:rsid="0006561b" style:font-style-complex="italic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officeooo:rsid="00055a27" style:font-weight-asian="bold"/>
    </style:style>
    <style:style style:name="T49" style:family="text">
      <style:text-properties fo:font-weight="bold" officeooo:rsid="001aab5e" style:font-weight-asian="bold"/>
    </style:style>
    <style:style style:name="T50" style:family="text">
      <style:text-properties fo:language="pt" fo:country="BR" style:language-complex="ar" style:country-complex="SA"/>
    </style:style>
    <style:style style:name="T51" style:family="text">
      <style:text-properties style:font-name-asian="Arial"/>
    </style:style>
    <style:style style:name="T52" style:family="text">
      <style:text-properties style:font-weight-complex="bold"/>
    </style:style>
    <style:style style:name="T53" style:family="text">
      <style:text-properties fo:language="en" fo:country="US"/>
    </style:style>
    <style:style style:name="T54" style:family="text">
      <style:text-properties officeooo:rsid="000443eb"/>
    </style:style>
    <style:style style:name="T55" style:family="text">
      <style:text-properties officeooo:rsid="00055a27"/>
    </style:style>
    <style:style style:name="T56" style:family="text">
      <style:text-properties officeooo:rsid="00055a27" fo:background-color="#ffff00" loext:char-shading-value="0"/>
    </style:style>
    <style:style style:name="T57" style:family="text">
      <style:text-properties officeooo:rsid="00060376" fo:background-color="#ffff00" loext:char-shading-value="0" style:font-style-complex="italic"/>
    </style:style>
    <style:style style:name="T58" style:family="text">
      <style:text-properties officeooo:rsid="0006561b" fo:background-color="#ffff00" loext:char-shading-value="0" style:font-style-complex="italic"/>
    </style:style>
    <style:style style:name="T59" style:family="text">
      <style:text-properties officeooo:rsid="0006561b" fo:background-color="#ffff00" loext:char-shading-value="0"/>
    </style:style>
    <style:style style:name="T60" style:family="text">
      <style:text-properties officeooo:rsid="00080fa4" fo:background-color="#ffff00" loext:char-shading-value="0"/>
    </style:style>
    <style:style style:name="T61" style:family="text">
      <style:text-properties officeooo:rsid="000ab3e3" fo:background-color="#ffff00" loext:char-shading-value="0"/>
    </style:style>
    <style:style style:name="T62" style:family="text">
      <style:text-properties officeooo:rsid="00080fa4" fo:background-color="transparent" loext:char-shading-value="0"/>
    </style:style>
    <style:style style:name="T63" style:family="text">
      <style:text-properties officeooo:rsid="0006561b"/>
    </style:style>
    <style:style style:name="T64" style:family="text">
      <style:text-properties officeooo:rsid="00080fa4"/>
    </style:style>
    <style:style style:name="T65" style:family="text">
      <style:text-properties fo:font-size="10pt" style:font-size-asian="10pt" style:font-name-complex="Arial"/>
    </style:style>
    <style:style style:name="T66" style:family="text">
      <style:text-properties style:font-name="Linux Biolinum G"/>
    </style:style>
    <style:style style:name="T67" style:family="text">
      <style:text-properties style:font-name="Linux Biolinum G" officeooo:rsid="000f790f"/>
    </style:style>
    <style:style style:name="T68" style:family="text">
      <style:text-properties style:font-name="Linux Biolinum G" officeooo:rsid="001102ba"/>
    </style:style>
    <style:style style:name="T69" style:family="text">
      <style:text-properties style:font-name="Linux Biolinum G" officeooo:rsid="00055a27"/>
    </style:style>
    <style:style style:name="T70" style:family="text">
      <style:text-properties style:font-name="Linux Biolinum G" officeooo:rsid="00080fa4"/>
    </style:style>
    <style:style style:name="T71" style:family="text">
      <style:text-properties style:font-name="Linux Biolinum G" fo:font-weight="bold" style:font-weight-asian="bold"/>
    </style:style>
    <style:style style:name="T72" style:family="text">
      <style:text-properties style:font-name="Linux Biolinum G" fo:font-weight="bold" officeooo:rsid="00080fa4" style:font-weight-asian="bold" style:font-weight-complex="bold"/>
    </style:style>
    <style:style style:name="T73" style:family="text">
      <style:text-properties style:font-name="Linux Biolinum G" fo:font-weight="bold" fo:background-color="transparent" loext:char-shading-value="0" style:font-weight-asian="bold"/>
    </style:style>
    <style:style style:name="T74" style:family="text">
      <style:text-properties style:font-name="Linux Biolinum G" fo:font-weight="bold" officeooo:rsid="00055a27" fo:background-color="transparent" loext:char-shading-value="0" style:font-weight-asian="bold"/>
    </style:style>
    <style:style style:name="T75" style:family="text">
      <style:text-properties style:font-name="Linux Biolinum G" style:font-name-asian="Arial"/>
    </style:style>
    <style:style style:name="T76" style:family="text">
      <style:text-properties style:font-name="Linux Biolinum G" style:font-style-complex="italic"/>
    </style:style>
    <style:style style:name="T77" style:family="text">
      <style:text-properties style:font-name="Linux Biolinum G" officeooo:rsid="00060376"/>
    </style:style>
    <style:style style:name="T78" style:family="text">
      <style:text-properties style:font-name="Linux Biolinum G" officeooo:rsid="00055a27" fo:background-color="transparent" loext:char-shading-value="0"/>
    </style:style>
    <style:style style:name="T79" style:family="text">
      <style:text-properties style:font-name="Linux Biolinum G" officeooo:rsid="0016b33a" fo:background-color="transparent" loext:char-shading-value="0"/>
    </style:style>
    <style:style style:name="T80" style:family="text">
      <style:text-properties style:font-name="Linux Biolinum G" officeooo:rsid="00060376" fo:background-color="transparent" loext:char-shading-value="0"/>
    </style:style>
    <style:style style:name="T81" style:family="text">
      <style:text-properties style:font-name="Linux Biolinum G" officeooo:rsid="0006561b" fo:background-color="transparent" loext:char-shading-value="0"/>
    </style:style>
    <style:style style:name="T82" style:family="text">
      <style:text-properties style:font-name="Linux Biolinum G" fo:background-color="transparent" loext:char-shading-value="0"/>
    </style:style>
    <style:style style:name="T83" style:family="text">
      <style:text-properties style:font-name="Linux Biolinum G" officeooo:rsid="00177416" fo:background-color="transparent" loext:char-shading-value="0"/>
    </style:style>
    <style:style style:name="T84" style:family="text">
      <style:text-properties style:font-name="Linux Biolinum G" officeooo:rsid="00080fa4" fo:background-color="transparent" loext:char-shading-value="0"/>
    </style:style>
    <style:style style:name="T85" style:family="text">
      <style:text-properties style:font-name="Linux Biolinum G" officeooo:rsid="0006561b" fo:background-color="transparent" loext:char-shading-value="0" style:font-style-complex="italic"/>
    </style:style>
    <style:style style:name="T86" style:family="text">
      <style:text-properties style:font-name="Linux Biolinum G" officeooo:rsid="0018c741" fo:background-color="transparent" loext:char-shading-value="0"/>
    </style:style>
    <style:style style:name="T87" style:family="text">
      <style:text-properties style:font-name="Linux Biolinum G" officeooo:rsid="001aab5e" fo:background-color="transparent" loext:char-shading-value="0"/>
    </style:style>
    <style:style style:name="T88" style:family="text">
      <style:text-properties officeooo:rsid="001b33cf"/>
    </style:style>
    <style:style style:name="T89" style:family="text">
      <style:text-properties officeooo:rsid="001bf09d"/>
    </style:style>
    <style:style style:name="T90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bookmark-start text:name="__RefHeading___Toc35261037"/>Descrição do software<text:bookmark-end text:name="__RefHeading___Toc35261037"/></text:h>
      <text:p text:style-name="P34"/>
      <text:p text:style-name="P46"><text:span text:style-name="T1">O programa Pedidos Restaurante</text:span><text:span text:style-name="T54"> </text:span><text:span text:style-name="T5">é um</text:span><text:span text:style-name="T55"> </text:span><text:span text:style-name="T6">sistema de </text:span><text:span text:style-name="T5">gerenciamento</text:span><text:span text:style-name="T6"> de pedido</text:span><text:span text:style-name="T5">s de um restaurante feito para ser usado pelos funcionários do restaurante e não possui como ator os Clientes. Este programa</text:span><text:span text:style-name="T6"> permiti através do login, que </text:span><text:span text:style-name="T5">os seus três </text:span><text:span text:style-name="T6">diferentes tipos de usuários possam executar </text:span><text:span text:style-name="T5">determinas</text:span><text:span text:style-name="T6"> funcionalidade sendo </text:span><text:span text:style-name="T5">a hierarquia de funcionalidade do menor para o maior na orde</text:span><text:span text:style-name="T7">m</text:span><text:span text:style-name="T5"> que é apresentada abaixo</text:span><text:span text:style-name="T6">:</text:span></text:p>
      <text:list xml:id="list971511158" text:style-name="L1">
        <text:list-item>
          <text:p text:style-name="P50"><text:span text:style-name="T67">Atendente (como um garçom, </text:span><text:span text:style-name="T68">e outros que não seja caixa e gerente</text:span><text:span text:style-name="T67">) pode </text:span><text:span text:style-name="T15">consultar os pedidos </text:span><text:span text:style-name="T16">sem efetuar seu login,</text:span><text:span text:style-name="T15"> e, </text:span><text:span text:style-name="T16">com o seu login </text:span><text:span text:style-name="T17">realizado,</text:span><text:span text:style-name="T16"> pode</text:span><text:span text:style-name="T15"> </text:span><text:span text:style-name="T18">gerar/</text:span><text:span text:style-name="T19">adicionar</text:span><text:span text:style-name="T18"> pedido </text:span><text:span text:style-name="T19">e fechar pedido(s) do Cliente</text:span><text:span text:style-name="T18">.</text:span></text:p>
        </text:list-item>
        <text:list-item>
          <text:p text:style-name="P35">Caixa: herda todas as funcionalidades do Atendente, acrescentando a possibilidade de Receber pagamento do Cliente.</text:p>
        </text:list-item>
        <text:list-item>
          <text:p text:style-name="P51"><text:span text:style-name="T67">Gerente</text:span><text:span text:style-name="T69">. </text:span><text:span text:style-name="T67">herda todas as funcionalidades do </text:span><text:span text:style-name="T19">Caixa</text:span><text:span text:style-name="T67">,</text:span><text:span text:style-name="T69"> </text:span><text:span text:style-name="T67">acrescentando</text:span><text:span text:style-name="T69"> </text:span><text:span text:style-name="T19">as funcionalidades de Editar Pedido e Remover Pedido</text:span><text:span text:style-name="T69">.</text:span></text:p>
        </text:list-item>
      </text:list>
      <text:list xml:id="list3860854124" text:style-name="WW8Num4">
        <text:list-header>
          <text:p text:style-name="P10"><text:span text:style-name="T48">Segue </text:span><text:span text:style-name="T49">requisitos do</text:span><text:span text:style-name="T2"> escopo do projeto </text:span><text:span text:style-name="T4">deste programa </text:span><text:span text:style-name="T2">*:</text:span></text:p>
        </text:list-header>
        <text:list-item>
          <text:p text:style-name="P15"><text:span text:style-name="T71">Essencial</text:span><text:span text:style-name="T66"> </text:span><text:span text:style-name="T77">1.1</text:span><text:span text:style-name="T69">*</text:span><text:span text:style-name="T77">: </text:span><text:span text:style-name="T82">Cadastrar </text:span><text:span text:style-name="T29">Pedido</text:span><text:span text:style-name="T78">;</text:span><text:span text:style-name="T82"> 1.2: </text:span><text:span text:style-name="T79">Consultar dos pedidos existente</text:span><text:span text:style-name="T78">;</text:span><text:span text:style-name="T80"> </text:span><text:span text:style-name="T82">1.3 </text:span><text:span text:style-name="T30">Entrar com</text:span><text:span text:style-name="T78"> usuário </text:span><text:span text:style-name="T79">e senha no sistema de gerenciamento de Pedidos</text:span><text:span text:style-name="T78">;</text:span><text:span text:style-name="T82"> 1.4: </text:span><text:span text:style-name="T81">Fechar Pedido</text:span><text:span text:style-name="T78">; </text:span><text:span text:style-name="T79">1.</text:span><text:span text:style-name="T29">5: Receber pagamento do Cliente; </text:span><text:span text:style-name="T79">1.6: Editar Pedido; 1.7: Remover Pedido</text:span></text:p>
        </text:list-item>
        <text:list-item>
          <text:p text:style-name="P16"><text:span text:style-name="T73">Importante</text:span><text:span text:style-name="T82"> 2.1: </text:span><text:span text:style-name="T85">Anexar </text:span><text:span text:style-name="T32">ao fechar pedido, arquivo </text:span><text:span text:style-name="T33">em PDF</text:span><text:span text:style-name="T32"> dos pedidos </text:span><text:span text:style-name="T33">fechados do </text:span><text:span text:style-name="T32"><text:s/>Cliente</text:span><text:span text:style-name="T34">; </text:span><text:span text:style-name="T32">2.2: Exibir Erro de Login; </text:span><text:span text:style-name="T33">2.3: Restringir acesso às funcionalidade por tipo de usuário; </text:span><text:span text:style-name="T35">2.4: Mostrar carregamento na interface; </text:span><text:span text:style-name="T36">2.5: Restringir tempo de login do usuário no sistema.</text:span></text:p>
        </text:list-item>
        <text:list-item>
          <text:p text:style-name="P17"><text:span text:style-name="T74">Desejável</text:span><text:span text:style-name="T78"> </text:span><text:span text:style-name="T84">3.1: </text:span><text:span text:style-name="T30">C</text:span><text:span text:style-name="T84">onfiabilidade em logar rápido e em qualquer navegador e sistema operacional; </text:span><text:span text:style-name="T78">3.2: </text:span><text:span text:style-name="T84">Permitir o programa </text:span><text:span text:style-name="T37">ser instalado em qualquer computador com baixa memória RAM e HD;</text:span><text:span text:style-name="T84"> </text:span><text:span text:style-name="T83">3.3: Desenvolver em nuvem permitindo escalabilidade;</text:span><text:span text:style-name="T86"> 3.4: Informar por mensagem na tela, alterações realizadas com sucesso e as não realizadas; 3.5: Interface de fácil entendimento de acordo com princípios de usabilidade; </text:span><text:span text:style-name="T87">3.6: Histórico de pedidos </text:span><text:span text:style-name="T31">em PDF.</text:span></text:p>
          <text:p text:style-name="P18"><text:span text:style-name="T69">* </text:span><text:span text:style-name="T70">Está numeração, especificamente o primeiro número foi feita com base nessas três denominações “essencial” <text:s/>“</text:span><text:span text:style-name="T72">1.x”</text:span><text:span text:style-name="T70">, “importante” “</text:span><text:span text:style-name="T72">2.x” </text:span><text:span text:style-name="T70">e “desejável” “</text:span><text:span text:style-name="T25">3</text:span><text:span text:style-name="T72">.x” </text:span><text:span text:style-name="T70">. </text:span><text:span text:style-name="T21">Além dessas numerações, </text:span><text:span text:style-name="T22">anteriormente será colocado as siglas RF e NF, para os casos de Requisito Funcional e </text:span><text:span text:style-name="T23">r</text:span><text:span text:style-name="T22">equisito Não Funcional, respectivamente, </text:span><text:span text:style-name="T24">quando forem descritos tais requisitos nas próximas seções</text:span><text:span text:style-name="T22">.</text:span></text:p>
        </text:list-item>
      </text:list>
      <text:p text:style-name="P19"><text:span text:style-name="T22"><text:tab/></text:span><text:span text:style-name="T23">Se</text:span><text:span text:style-name="T24">g</text:span><text:span text:style-name="T23">ue abaixo </text:span><text:span text:style-name="T24">descrição dos requisitos conforme foram apresentados acima, ou seja, nas seções Essencial, Importante e Desejável são apresentados os requisitos do projeto:</text:span></text:p>
      <text:p text:style-name="P8"/>
      <text:h text:style-name="P25" text:outline-level="1"><text:soft-page-break/><text:span text:style-name="T38">Essencial</text:span></text:h>
      <text:p text:style-name="P37"/>
      <text:p text:style-name="P32"><text:span text:style-name="T75"><text:s/></text:span><text:bookmark-start text:name="__RefHeading___Toc352610221"/><text:span text:style-name="T66">[RF</text:span><text:span text:style-name="T28">1.</text:span><text:span text:style-name="T66">1] </text:span><text:span text:style-name="T82">Cadastrar</text:span><text:span text:style-name="T76"> </text:span><text:bookmark-end text:name="__RefHeading___Toc352610221"/><text:span text:style-name="T26">Pedido</text:span></text:p>
      <text:p text:style-name="P39"><text:span text:style-name="T47">Descrição do caso de uso: </text:span>Este caso de uso permite que o usuário crie e armazene um novo componente no sistema.</text:p>
      <text:p text:style-name="P39"><text:span text:style-name="T47"/></text:p>
      <text:p text:style-name="P52"><text:span text:style-name="T71">Entradas e pré-condições</text:span><text:span text:style-name="T66">: </text:span><text:span text:style-name="T20">Efetuar Login no sistema e preenchimento dos dados obrigatórios </text:span><text:span text:style-name="T66">.</text:span></text:p>
      <text:p text:style-name="P47"/>
      <text:p text:style-name="P39"><text:span text:style-name="T47">Saídas e pós-condição</text:span>: um componente é cadastrado no sistema</text:p>
      <text:h text:style-name="P33" text:outline-level="1"><text:span text:style-name="T75"><text:s/></text:span><text:bookmark-start text:name="__RefHeading___Toc352610231"/><text:span text:style-name="T66">[RF002] </text:span><text:span text:style-name="T76">Excluir </text:span><text:bookmark-end text:name="__RefHeading___Toc352610231"/><text:span text:style-name="T27"><text:s/>Pedido</text:span></text:h>
      <text:p text:style-name="P39"><text:span text:style-name="T47">Descrição do caso de uso:</text:span><text:span text:style-name="T52"> </text:span>Este caso de uso permite que o usuário exclua um componente do cadastro de componentes do sistema. Um componente pode ser excluído de qualquer instanciação de metodologia (árvore).</text:p>
      <text:p text:style-name="P42"/>
      <text:p text:style-name="P39"><text:span text:style-name="T47">Entradas e pré-condições</text:span>: recebe como entrada o componente que se deseja excluir</text:p>
      <text:p text:style-name="P47"/>
      <text:p text:style-name="P39"><text:span text:style-name="T47">Saídas e pós-condição</text:span>: o usuário consegue excluir o componente que deseja</text:p>
      <text:h text:style-name="P29" text:outline-level="1"><text:bookmark-start text:name="__RefHeading___Toc352610241"/>[RF003] <text:span text:style-name="T45">Alterar componente</text:span><text:bookmark-end text:name="__RefHeading___Toc352610241"/></text:h>
      <text:p text:style-name="P39"><text:span text:style-name="T47">Descrição do caso de uso:</text:span><text:span text:style-name="T52"> </text:span>Este caso de uso permite que o usuário altere os dados de um componente.</text:p>
      <text:p text:style-name="P4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60"><text:span text:style-name="T47">Prioridade</text:span>:</text:p>
          </table:table-cell>
          <table:table-cell table:style-name="Tabela3.A1" office:value-type="string">
            <text:p text:style-name="P58"></text:p>
          </table:table-cell>
          <table:table-cell table:style-name="Tabela3.A1" office:value-type="string">
            <text:p text:style-name="P62">Essencial</text:p>
          </table:table-cell>
          <table:table-cell table:style-name="Tabela3.A1" office:value-type="string">
            <text:p text:style-name="P58"></text:p>
          </table:table-cell>
          <table:table-cell table:style-name="Tabela3.A1" office:value-type="string">
            <text:p text:style-name="P62">Importante</text:p>
          </table:table-cell>
          <table:table-cell table:style-name="Tabela3.A1" office:value-type="string">
            <text:p text:style-name="P58"></text:p>
          </table:table-cell>
          <table:table-cell table:style-name="Tabela3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recebe como entrada o componente que se deseja alterar.</text:p>
      <text:p text:style-name="P47"/>
      <text:p text:style-name="P39"><text:span text:style-name="T47">Saídas e pós-condição</text:span>: um componente é alterado no sistema.</text:p>
      <text:p text:style-name="P44"/>
      <text:h text:style-name="P27" text:outline-level="2"><text:bookmark-start text:name="__RefHeading___Toc352610251"/>Interface<text:bookmark-end text:name="__RefHeading___Toc352610251"/></text:h>
      <text:list xml:id="list112842867279498" text:continue-numbering="true" text:style-name="WW8Num4">
        <text:list-header>
          <text:p text:style-name="P11">Requisitos: <text:span text:style-name="T57">1.2 Interface para usuário efetuar login e, também, acessar a atividade de uso de internet para poder definir a data, horário, tempo </text:span><text:span text:style-name="T9">máximo</text:span><text:span text:style-name="T57"> previsto, </text:span><text:span text:style-name="T58">e se deseja colocar</text:span><text:span text:style-name="T57"> alarme e timer.</text:span></text:p>
        </text:list-header>
      </text:list>
      <text:p text:style-name="P29"><text:soft-page-break/><text:span text:style-name="T51"><text:s/></text:span><text:bookmark-start text:name="__RefHeading___Toc352610261"/>[RF001] <text:span text:style-name="T45">Visualizar Componente</text:span><text:bookmark-end text:name="__RefHeading___Toc352610261"/></text:p>
      <text:p text:style-name="P39"><text:span text:style-name="T47">Descrição do caso de uso: </text:span>Este caso de uso permite que o usuário visualize os dados de um determinado componente (todos os seus atributos, exceto aqueles que são considerados suas propriedades). </text:p>
      <text:p text:style-name="P4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office:value-type="string">
            <text:p text:style-name="P60"><text:span text:style-name="T47">Prioridade</text:span>:</text:p>
          </table:table-cell>
          <table:table-cell table:style-name="Tabela4.A1" office:value-type="string">
            <text:p text:style-name="P58"></text:p>
          </table:table-cell>
          <table:table-cell table:style-name="Tabela4.A1" office:value-type="string">
            <text:p text:style-name="P62">Essencial</text:p>
          </table:table-cell>
          <table:table-cell table:style-name="Tabela4.A1" office:value-type="string">
            <text:p text:style-name="P58"></text:p>
          </table:table-cell>
          <table:table-cell table:style-name="Tabela4.A1" office:value-type="string">
            <text:p text:style-name="P62">Importante</text:p>
          </table:table-cell>
          <table:table-cell table:style-name="Tabela4.A1" office:value-type="string">
            <text:p text:style-name="P58"></text:p>
          </table:table-cell>
          <table:table-cell table:style-name="Tabela4.A1" office:value-type="string">
            <text:p text:style-name="P62">Desejável</text:p>
          </table:table-cell>
        </table:table-row>
      </table:table>
      <text:p text:style-name="P39"><text:span text:style-name="T47">Entradas e pré-condições</text:span>: deve receber como entrada o componente que se deseja visualizar.</text:p>
      <text:p text:style-name="P47"/>
      <text:p text:style-name="P39"><text:span text:style-name="T47">Saídas e pós-condição</text:span>: o usuário visualiza o componente desejado</text:p>
      <text:h text:style-name="P29" text:outline-level="1"><text:bookmark-start text:name="__RefHeading___Toc352610271"/>[RF002] <text:span text:style-name="T45">Copiar componente</text:span><text:bookmark-end text:name="__RefHeading___Toc352610271"/></text:h>
      <text:p text:style-name="P41"><text:span text:style-name="T47">Descrição do caso de uso:</text:span> Este caso de uso permite que o usuário copie um componente do cadastro de componentes do sistema. Ou seja, copia o componente de onde ele estava e manda a cópia para a área de transferência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D"/>
        <table:table-column table:style-name="Tabela5.G"/>
        <table:table-row table:style-name="Tabela5.1">
          <table:table-cell table:style-name="Tabela5.A1" office:value-type="string">
            <text:p text:style-name="P60"><text:span text:style-name="T47">Prioridade</text:span>:</text:p>
          </table:table-cell>
          <table:table-cell table:style-name="Tabela5.A1" office:value-type="string">
            <text:p text:style-name="P58"></text:p>
          </table:table-cell>
          <table:table-cell table:style-name="Tabela5.A1" office:value-type="string">
            <text:p text:style-name="P62">Essencial</text:p>
          </table:table-cell>
          <table:table-cell table:style-name="Tabela5.A1" office:value-type="string">
            <text:p text:style-name="P58"></text:p>
          </table:table-cell>
          <table:table-cell table:style-name="Tabela5.A1" office:value-type="string">
            <text:p text:style-name="P62">Importante</text:p>
          </table:table-cell>
          <table:table-cell table:style-name="Tabela5.A1" office:value-type="string">
            <text:p text:style-name="P58"></text:p>
          </table:table-cell>
          <table:table-cell table:style-name="Tabela5.A1" office:value-type="string">
            <text:p text:style-name="P62">Desejável</text:p>
          </table:table-cell>
        </table:table-row>
      </table:table>
      <text:p text:style-name="P39"><text:span text:style-name="T47">Entradas e pré-condições</text:span>: recebe como entrada o componente que se deseja copiar.</text:p>
      <text:p text:style-name="P47"/>
      <text:p text:style-name="P39"><text:span text:style-name="T47">Saídas e pós-condição</text:span>: o usuário consegue copiar o componente que deseja</text:p>
      <text:h text:style-name="P29" text:outline-level="1"><text:bookmark-start text:name="__RefHeading___Toc352610281"/>[RF003] <text:span text:style-name="T45">Colar componentes</text:span><text:bookmark-end text:name="__RefHeading___Toc352610281"/></text:h>
      <text:p text:style-name="P39"><text:span text:style-name="T47">Descrição do caso de uso:</text:span><text:span text:style-name="T52"> </text:span>Este caso de uso permite que o usuário cole o componente armazenado na área de transferência do sistema no local indicado. O conteúdo da área de transferência continua inalterado. Aqui, local refere-se a uma pasta que contém componentes.</text:p>
      <text:p text:style-name="P4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60"><text:span text:style-name="T47">Prioridade</text:span>:</text:p>
          </table:table-cell>
          <table:table-cell table:style-name="Tabela6.A1" office:value-type="string">
            <text:p text:style-name="P58"></text:p>
          </table:table-cell>
          <table:table-cell table:style-name="Tabela6.A1" office:value-type="string">
            <text:p text:style-name="P62">Essencial</text:p>
          </table:table-cell>
          <table:table-cell table:style-name="Tabela6.A1" office:value-type="string">
            <text:p text:style-name="P58"></text:p>
          </table:table-cell>
          <table:table-cell table:style-name="Tabela6.A1" office:value-type="string">
            <text:p text:style-name="P62">Importante</text:p>
          </table:table-cell>
          <table:table-cell table:style-name="Tabela6.A1" office:value-type="string">
            <text:p text:style-name="P58"></text:p>
          </table:table-cell>
          <table:table-cell table:style-name="Tabela6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recebe como entrada o componente que se deseja colar e tem como pré-condição a necessidade de existência de alguma informação na área de transferência do sistema.</text:p>
      <text:p text:style-name="P47"/>
      <text:p text:style-name="P39"><text:span text:style-name="T47">Saídas e pós-condição</text:span>: o usuário consegue colar o componente no local desejado.</text:p>
      <text:p text:style-name="P44"/>
      <text:h text:style-name="P27" text:outline-level="2"><text:bookmark-start text:name="__RefHeading___Toc352610291"/><text:soft-page-break/>Compilação<text:bookmark-end text:name="__RefHeading___Toc352610291"/></text:h>
      <text:list xml:id="list112842520718169" text:continue-numbering="true" text:style-name="WW8Num4">
        <text:list-header>
          <text:p text:style-name="P9"><text:span text:style-name="T63">Requisito:</text:span> <text:span text:style-name="T59">I</text:span><text:span text:style-name="T56">nformar se usuário deixou de cumprir tempo definido, informando quanto tempo uso a internet a mais ou a menos. </text:span></text:p>
        </text:list-header>
      </text:list>
      <text:p text:style-name="P29"><text:span text:style-name="T51"><text:s/></text:span><text:bookmark-start text:name="__RefHeading___Toc352610301"/>[RF001] <text:span text:style-name="T45">Compilar componente</text:span><text:bookmark-end text:name="__RefHeading___Toc352610301"/></text:p>
      <text:p text:style-name="P39"><text:span text:style-name="T47">Descrição do caso de uso:</text:span><text:span text:style-name="T52"> </text:span>Este caso de uso permite que o usuário compile metodologias. Essa compilação permite que as metodologias sejam analisadas e comparadas entre si.</text:p>
      <text:p text:style-name="P4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 table:style-name="Tabela7.1">
          <table:table-cell table:style-name="Tabela7.A1" office:value-type="string">
            <text:p text:style-name="P60"><text:span text:style-name="T47">Prioridade</text:span>:</text:p>
          </table:table-cell>
          <table:table-cell table:style-name="Tabela7.A1" office:value-type="string">
            <text:p text:style-name="P58"></text:p>
          </table:table-cell>
          <table:table-cell table:style-name="Tabela7.A1" office:value-type="string">
            <text:p text:style-name="P62">Essencial</text:p>
          </table:table-cell>
          <table:table-cell table:style-name="Tabela7.A1" office:value-type="string">
            <text:p text:style-name="P58"></text:p>
          </table:table-cell>
          <table:table-cell table:style-name="Tabela7.A1" office:value-type="string">
            <text:p text:style-name="P62">Importante</text:p>
          </table:table-cell>
          <table:table-cell table:style-name="Tabela7.A1" office:value-type="string">
            <text:p text:style-name="P58"></text:p>
          </table:table-cell>
          <table:table-cell table:style-name="Tabela7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deve receber como entrada as metodologias a serem compiladas.</text:p>
      <text:p text:style-name="P47"/>
      <text:p text:style-name="P39"><text:span text:style-name="T47">Saídas e pós-condição</text:span>: os componentes das metodlogias são compilados no sistema.</text:p>
      <text:p text:style-name="P44"/>
      <text:h text:style-name="P27" text:outline-level="2"><text:bookmark-start text:name="__RefHeading___Toc352610311"/>Importação/Exportação<text:bookmark-end text:name="__RefHeading___Toc352610311"/></text:h>
      <text:list xml:id="list112843024376916" text:continue-numbering="true" text:style-name="WW8Num4">
        <text:list-header>
          <text:p text:style-name="P12"><text:span text:style-name="T46">Requisitos: 1.4: </text:span><text:span text:style-name="T58">Desenvolver software com opção de uso on-line através de site para importar e exportar atividade para o programa. </text:span>2.1 <text:span text:style-name="T58">Anexar documento em outro formato para determinada atividade</text:span></text:p>
        </text:list-header>
      </text:list>
      <text:p text:style-name="P29"><text:bookmark-start text:name="__RefHeading___Toc352610321"/>[RF001] <text:span text:style-name="T45">Anexar documentos</text:span><text:bookmark-end text:name="__RefHeading___Toc352610321"/></text:p>
      <text:p text:style-name="P39"><text:span text:style-name="T47">Descrição do caso de uso:</text:span><text:span text:style-name="T52"> Este caso de uso permite que anexar documentos gerais a componentes. Por exemplo, anexar o </text:span><text:span text:style-name="T44">template</text:span><text:span text:style-name="T52"> do </text:span><text:span text:style-name="T44">Documento de Requisitos</text:span><text:span text:style-name="T52"> ao fluxo de requisitos.</text:span></text:p>
      <text:p text:style-name="P4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D"/>
        <table:table-column table:style-name="Tabela8.G"/>
        <table:table-row table:style-name="Tabela8.1">
          <table:table-cell table:style-name="Tabela8.A1" office:value-type="string">
            <text:p text:style-name="P60"><text:span text:style-name="T47">Prioridade</text:span>:</text:p>
          </table:table-cell>
          <table:table-cell table:style-name="Tabela8.A1" office:value-type="string">
            <text:p text:style-name="P58"></text:p>
          </table:table-cell>
          <table:table-cell table:style-name="Tabela8.A1" office:value-type="string">
            <text:p text:style-name="P62">Essencial</text:p>
          </table:table-cell>
          <table:table-cell table:style-name="Tabela8.A1" office:value-type="string">
            <text:p text:style-name="P58"></text:p>
          </table:table-cell>
          <table:table-cell table:style-name="Tabela8.A1" office:value-type="string">
            <text:p text:style-name="P62">Importante</text:p>
          </table:table-cell>
          <table:table-cell table:style-name="Tabela8.A1" office:value-type="string">
            <text:p text:style-name="P58"></text:p>
          </table:table-cell>
          <table:table-cell table:style-name="Tabela8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deve receber como entrada o caminho absoluto para um arquivo no sistema de arquivos.</text:p>
      <text:p text:style-name="P47"/>
      <text:p text:style-name="P39"><text:span text:style-name="T47">Saídas e pós-condição</text:span>: O documento é anexado ao componente.</text:p>
      <text:h text:style-name="P29" text:outline-level="1"><text:bookmark-start text:name="__RefHeading___Toc352610331"/>[RF002] <text:span text:style-name="T45">Exportar metodologia</text:span><text:bookmark-end text:name="__RefHeading___Toc352610331"/></text:h>
      <text:p text:style-name="P39"><text:span text:style-name="T47">Descrição do caso de uso:</text:span><text:span text:style-name="T52"> Este caso de uso permite ao usuário a possibilidade de exportar uma metodologia num determinado formato, como XML, por exemplo. O usuário também tem a opção de escolher se o componente deve ou não ser exportado juntamente com seus anexos.</text:span></text:p>
      <text:p text:style-name="P4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D"/>
        <table:table-column table:style-name="Tabela9.G"/>
        <text:soft-page-break/>
        <table:table-row table:style-name="Tabela9.1">
          <table:table-cell table:style-name="Tabela9.A1" office:value-type="string">
            <text:p text:style-name="P60"><text:span text:style-name="T47">Prioridade</text:span>:</text:p>
          </table:table-cell>
          <table:table-cell table:style-name="Tabela9.A1" office:value-type="string">
            <text:p text:style-name="P58"></text:p>
          </table:table-cell>
          <table:table-cell table:style-name="Tabela9.A1" office:value-type="string">
            <text:p text:style-name="P62">Essencial</text:p>
          </table:table-cell>
          <table:table-cell table:style-name="Tabela9.A1" office:value-type="string">
            <text:p text:style-name="P58"></text:p>
          </table:table-cell>
          <table:table-cell table:style-name="Tabela9.A1" office:value-type="string">
            <text:p text:style-name="P62">Importante</text:p>
          </table:table-cell>
          <table:table-cell table:style-name="Tabela9.A1" office:value-type="string">
            <text:p text:style-name="P58"></text:p>
          </table:table-cell>
          <table:table-cell table:style-name="Tabela9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A entrada é uma metodologia a ser exportado e seus sub-componentes, ou seja, todos os componentes que um determinada metodologia.</text:p>
      <text:p text:style-name="P47"/>
      <text:p text:style-name="P39"><text:span text:style-name="T47">Saídas e pós-condição</text:span>: Os componentes são exportados para um arquivo em um determinado formato (como XML).</text:p>
      <text:h text:style-name="P29" text:outline-level="1"><text:bookmark-start text:name="__RefHeading___Toc352610341"/>[RF003] Importar metodologia<text:bookmark-end text:name="__RefHeading___Toc352610341"/></text:h>
      <text:p text:style-name="P39"><text:span text:style-name="T47">Descrição do caso de uso: </text:span><text:span text:style-name="T52">Este caso de uso permite que componentes de uma metodologia exportada sejam importados do sistema de arquivos e apresentados no </text:span><text:span text:style-name="T44">Methodology Explorer</text:span><text:span text:style-name="T52">. Os componentes, para serem importados precisam estar no mesmo formato utilizado no caso de uso [Importação/Exportação.RF002]. Importar um componente apenas permite manipular o componente dentro do Methodology Explorer. Para inseri-lo de fato, é preciso realizar o caso de uso [Importação/Exportação.RF004]</text:span></text:p>
      <text:p text:style-name="P4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D"/>
        <table:table-column table:style-name="Tabela10.G"/>
        <table:table-row table:style-name="Tabela10.1">
          <table:table-cell table:style-name="Tabela10.A1" office:value-type="string">
            <text:p text:style-name="P60"><text:span text:style-name="T47">Prioridade</text:span>:</text:p>
          </table:table-cell>
          <table:table-cell table:style-name="Tabela10.A1" office:value-type="string">
            <text:p text:style-name="P58"></text:p>
          </table:table-cell>
          <table:table-cell table:style-name="Tabela10.A1" office:value-type="string">
            <text:p text:style-name="P62">Essencial</text:p>
          </table:table-cell>
          <table:table-cell table:style-name="Tabela10.A1" office:value-type="string">
            <text:p text:style-name="P58"></text:p>
          </table:table-cell>
          <table:table-cell table:style-name="Tabela10.A1" office:value-type="string">
            <text:p text:style-name="P62">Importante</text:p>
          </table:table-cell>
          <table:table-cell table:style-name="Tabela10.A1" office:value-type="string">
            <text:p text:style-name="P58"></text:p>
          </table:table-cell>
          <table:table-cell table:style-name="Tabela10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A entrada é o caminho absoluto para um arquivo no sistema de arquivos.</text:p>
      <text:p text:style-name="P47"/>
      <text:p text:style-name="P39"><text:span text:style-name="T47">Saídas e pós-condição</text:span>: O componente importado será inserido na(s) árvore(s) de componentes adequada.</text:p>
      <text:h text:style-name="P29" text:outline-level="1"><text:bookmark-start text:name="__RefHeading___Toc352610351"/>[RF004] <text:span text:style-name="T45">Salvar metodologia</text:span><text:bookmark-end text:name="__RefHeading___Toc352610351"/></text:h>
      <text:p text:style-name="P39"><text:span text:style-name="T47">Descrição do caso de uso:</text:span><text:span text:style-name="T52"> Este caso de uso permite salvar as alterações realizadas nos componentes de uma metodologia. </text:span></text:p>
      <text:p text:style-name="P4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D"/>
        <table:table-column table:style-name="Tabela11.G"/>
        <table:table-row table:style-name="Tabela11.1">
          <table:table-cell table:style-name="Tabela11.A1" office:value-type="string">
            <text:p text:style-name="P60"><text:span text:style-name="T47">Prioridade</text:span>:</text:p>
          </table:table-cell>
          <table:table-cell table:style-name="Tabela11.A1" office:value-type="string">
            <text:p text:style-name="P58"></text:p>
          </table:table-cell>
          <table:table-cell table:style-name="Tabela11.A1" office:value-type="string">
            <text:p text:style-name="P62">Essencial</text:p>
          </table:table-cell>
          <table:table-cell table:style-name="Tabela11.A1" office:value-type="string">
            <text:p text:style-name="P58"></text:p>
          </table:table-cell>
          <table:table-cell table:style-name="Tabela11.A1" office:value-type="string">
            <text:p text:style-name="P62">Importante</text:p>
          </table:table-cell>
          <table:table-cell table:style-name="Tabela11.A1" office:value-type="string">
            <text:p text:style-name="P58"></text:p>
          </table:table-cell>
          <table:table-cell table:style-name="Tabela11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A entrada é uma metodologia.</text:p>
      <text:p text:style-name="P47"/>
      <text:p text:style-name="P39"><text:span text:style-name="T47">Saídas e pós-condição</text:span>: um componente é persistido no <text:span text:style-name="T43">Methodology Explorer</text:span>.</text:p>
      <text:h text:style-name="P29" text:outline-level="1"><text:bookmark-start text:name="__RefHeading___Toc352610361"/>[RF005] <text:span text:style-name="T45">Gerar site de metodologia</text:span><text:bookmark-end text:name="__RefHeading___Toc352610361"/></text:h>
      <text:p text:style-name="P39"><text:span text:style-name="T47">Descrição do caso de uso</text:span><text:span text:style-name="T52">: Este caso de uso permite que um </text:span><text:span text:style-name="T44">site</text:span><text:span text:style-name="T52"> seja gerado</text:span><text:span text:style-name="T47"> </text:span><text:span text:style-name="T52">para uma metodologia já compilada. O site deve conter também os possíveis artefatos que foram anexados.</text:span></text:p>
      <text:p text:style-name="P43"><text:soft-page-break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D"/>
        <table:table-column table:style-name="Tabela12.G"/>
        <table:table-row table:style-name="Tabela12.1">
          <table:table-cell table:style-name="Tabela12.A1" office:value-type="string">
            <text:p text:style-name="P60"><text:span text:style-name="T47">Prioridade</text:span>:</text:p>
          </table:table-cell>
          <table:table-cell table:style-name="Tabela12.A1" office:value-type="string">
            <text:p text:style-name="P58"></text:p>
          </table:table-cell>
          <table:table-cell table:style-name="Tabela12.A1" office:value-type="string">
            <text:p text:style-name="P62">Essencial</text:p>
          </table:table-cell>
          <table:table-cell table:style-name="Tabela12.A1" office:value-type="string">
            <text:p text:style-name="P58"></text:p>
          </table:table-cell>
          <table:table-cell table:style-name="Tabela12.A1" office:value-type="string">
            <text:p text:style-name="P62">Importante</text:p>
          </table:table-cell>
          <table:table-cell table:style-name="Tabela12.A1" office:value-type="string">
            <text:p text:style-name="P58"></text:p>
          </table:table-cell>
          <table:table-cell table:style-name="Tabela12.A1" office:value-type="string">
            <text:p text:style-name="P62">Desejável</text:p>
          </table:table-cell>
        </table:table-row>
      </table:table>
      <text:p text:style-name="P42"/>
      <text:p text:style-name="P39"><text:span text:style-name="T47">Entradas e pré-condições</text:span>: Um componente metodologia é a entrada para o caso de uso que tem, como pré-condição, que a toda a metodologia já esteja salva.</text:p>
      <text:p text:style-name="P47"/>
      <text:p text:style-name="P39"><text:span text:style-name="T47">Saídas e pós-condição</text:span>: um site completo é gerado no sistema de arquivos contendo os arquivos HTML e os artefatos anexados à metodologia.</text:p>
      <text:p text:style-name="P45"/>
      <text:p text:style-name="P36"/>
      <text:p text:style-name="P38"/>
      <text:h text:style-name="P23" text:outline-level="1">Requisitos não-funcionais</text:h>
      <text:p text:style-name="P49"/>
      <text:p text:style-name="P40"><text:span text:style-name="T64">Requisitos: </text:span><text:span text:style-name="T62">2.1 </text:span><text:span text:style-name="T60">confiabilidade em logar </text:span><text:span text:style-name="T10">com senha e login único, fazendo isso</text:span><text:span text:style-name="T60"> em qualquer navegador e sistema operacional. </text:span><text:span text:style-name="T62">3.1</text:span><text:span text:style-name="T60"> confiabilidade* em logar rápido e em qualquer navegador e sistema operacional. </text:span>3.2 <text:span text:style-name="T60">Permitir o programa </text:span><text:span text:style-name="T10">ser instalado em qualquer computador com baixa memória RAM e HD. </text:span><text:span text:style-name="T50">*</text:span><text:span text:style-name="T61"> Segundo Tanenbaum as necessidades de cada fluxo podem ser caracterizadas por quatro parâmetros principais: confiabilidade, retardo, flutuação e largura de banda, parâmetros esses que definem a QoS (Quality of Service — qualidade de serviço).</text:span></text:p>
      <text:p text:style-name="P31"><text:bookmark-start text:name="__RefHeading___Toc35261038"/>[NF001]<text:span text:style-name="T42"> </text:span><text:span text:style-name="T45">Usabilidade</text:span><text:bookmark-end text:name="__RefHeading___Toc35261038"/></text:p>
      <text:p text:style-name="P21">A interface com o usuário é de vital importância para o sucesso do sistema. Principalmente por ser um sistema que não será utilizado diariamente, o usuário não possui tempo disponível para aprender como utilizar o sistema.</text:p>
      <text:p text:style-name="P20">O sistema terá uma interface amigável ao usuário primário sem se tornar cansativa aos usuários mais experientes. Em especial, o módulo de publicação HTML possuirá um wizard para ajudar o usuário.</text:p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D"/>
        <table:table-column table:style-name="Tabela13.G"/>
        <table:table-row table:style-name="Tabela13.1">
          <table:table-cell table:style-name="Tabela13.A1" office:value-type="string">
            <text:p text:style-name="P59"><text:span text:style-name="T47">Prioridade</text:span>:</text:p>
          </table:table-cell>
          <table:table-cell table:style-name="Tabela13.A1" office:value-type="string">
            <text:p text:style-name="P57"></text:p>
          </table:table-cell>
          <table:table-cell table:style-name="Tabela13.A1" office:value-type="string">
            <text:p text:style-name="P61">Essencial</text:p>
          </table:table-cell>
          <table:table-cell table:style-name="Tabela13.A1" office:value-type="string">
            <text:p text:style-name="P57"></text:p>
          </table:table-cell>
          <table:table-cell table:style-name="Tabela13.A1" office:value-type="string">
            <text:p text:style-name="P61">Importante</text:p>
          </table:table-cell>
          <table:table-cell table:style-name="Tabela13.A1" office:value-type="string">
            <text:p text:style-name="P57"></text:p>
          </table:table-cell>
          <table:table-cell table:style-name="Tabela13.A1" office:value-type="string">
            <text:p text:style-name="P61">Desejável</text:p>
          </table:table-cell>
        </table:table-row>
      </table:table>
      <text:p text:style-name="P48"/>
      <text:p text:style-name="P28"><text:bookmark-start text:name="__RefHeading___Toc35261039"/>[NF002] <text:span text:style-name="T45">Desempenho</text:span><text:bookmark-end text:name="__RefHeading___Toc35261039"/></text:p>
      <text:p text:style-name="P38">Embora não seja um requisito essencial ao sistema, deve ser considerada por corresponder a um fator de qualidade de software. </text:p>
      <text:p text:style-name="P38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D"/>
        <table:table-column table:style-name="Tabela14.G"/>
        <text:soft-page-break/>
        <table:table-row table:style-name="Tabela14.1">
          <table:table-cell table:style-name="Tabela14.A1" office:value-type="string">
            <text:p text:style-name="P59"><text:span text:style-name="T47">Prioridade</text:span>:</text:p>
          </table:table-cell>
          <table:table-cell table:style-name="Tabela14.A1" office:value-type="string">
            <text:p text:style-name="P57"></text:p>
          </table:table-cell>
          <table:table-cell table:style-name="Tabela14.A1" office:value-type="string">
            <text:p text:style-name="P61">Essencial</text:p>
          </table:table-cell>
          <table:table-cell table:style-name="Tabela14.A1" office:value-type="string">
            <text:p text:style-name="P57"></text:p>
          </table:table-cell>
          <table:table-cell table:style-name="Tabela14.A1" office:value-type="string">
            <text:p text:style-name="P61">Importante</text:p>
          </table:table-cell>
          <table:table-cell table:style-name="Tabela14.A1" office:value-type="string">
            <text:p text:style-name="P57"></text:p>
          </table:table-cell>
          <table:table-cell table:style-name="Tabela14.A1" office:value-type="string">
            <text:p text:style-name="P61">Desejável</text:p>
          </table:table-cell>
        </table:table-row>
      </table:table>
      <text:p text:style-name="P48"/>
      <text:p text:style-name="P28"><text:span text:style-name="T51"><text:s/></text:span><text:bookmark-start text:name="__RefHeading___Toc35261040"/>[NF003] <text:span text:style-name="T45">Hardware e Software</text:span><text:bookmark-end text:name="__RefHeading___Toc35261040"/></text:p>
      <text:p text:style-name="P38">Visando criar um produto com maior extensibilidade, reusabilidade e flexibilidade, deve ser adotar como linguagem principal de desenvolvimento Java seguindo cuidadosamente as técnicas de orientação a objetos. Entretanto, outras linguagens também poderão ser usadas quando indicações técnicas recomendem. </text:p>
      <text:p text:style-name="P38">O uso da linguagem Java permite não especificar qual será o sistema operacional e a máquina em que o programa irá executar. No entanto, essa máquina deverá se comunicar com um sistema de banco de dados.</text:p>
      <text:p text:style-name="P3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D"/>
        <table:table-column table:style-name="Tabela15.G"/>
        <table:table-row table:style-name="Tabela15.1">
          <table:table-cell table:style-name="Tabela15.A1" office:value-type="string">
            <text:p text:style-name="P59"><text:span text:style-name="T47">Prioridade</text:span>:</text:p>
          </table:table-cell>
          <table:table-cell table:style-name="Tabela15.A1" office:value-type="string">
            <text:p text:style-name="P57"></text:p>
          </table:table-cell>
          <table:table-cell table:style-name="Tabela15.A1" office:value-type="string">
            <text:p text:style-name="P61">Essencial</text:p>
          </table:table-cell>
          <table:table-cell table:style-name="Tabela15.A1" office:value-type="string">
            <text:p text:style-name="P57"></text:p>
          </table:table-cell>
          <table:table-cell table:style-name="Tabela15.A1" office:value-type="string">
            <text:p text:style-name="P61">Importante</text:p>
          </table:table-cell>
          <table:table-cell table:style-name="Tabela15.A1" office:value-type="string">
            <text:p text:style-name="P57"></text:p>
          </table:table-cell>
          <table:table-cell table:style-name="Tabela15.A1" office:value-type="string">
            <text:p text:style-name="P61">Desejável</text:p>
          </table:table-cell>
        </table:table-row>
      </table:table>
      <text:p text:style-name="P48"/>
      <text:h text:style-name="P24" text:outline-level="1"><text:bookmark-start text:name="_Ref471394537"/><text:bookmark-start text:name="__RefHeading___Toc35261041"/>Referências<text:bookmark-end text:name="_Ref471394537"/><text:bookmark-end text:name="__RefHeading___Toc35261041"/></text:h>
      <text:p text:style-name="P38"/>
      <text:list xml:id="list2742279410" text:style-name="WW8Num23">
        <text:list-item>
          <text:p text:style-name="P14">Tanenbaum, <text:span text:style-name="T8">A. S</text:span>. <text:span text:style-name="T3">Computer Networks</text:span>. <text:span text:style-name="T11">Tradução: Vandenberg D. de Souza. Editora Campus</text:span><text:span text:style-name="T53">. Quarta edição.</text:span></text:p>
          <text:p text:style-name="P13"/>
        </text:list-item>
      </text:list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style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loext:opacity="100%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7.943cm"/>
    </style:style>
    <style:style style:name="Tabela17.B" style:family="table-column">
      <style:table-column-properties style:column-width="8.437cm"/>
    </style:style>
    <style:style style:name="Tabela17.1" style:family="table-row">
      <style:table-row-properties style:min-row-height="0.649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.2" style:family="table-row">
      <style:table-row-properties style:min-row-height="0.647cm" fo:keep-together="auto"/>
    </style:style>
    <style:style style:name="Tabela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7.943cm"/>
    </style:style>
    <style:style style:name="Tabela18.B" style:family="table-column">
      <style:table-column-properties style:column-width="8.437cm"/>
    </style:style>
    <style:style style:name="Tabela18.1" style:family="table-row">
      <style:table-row-properties style:min-row-height="0.649cm"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8.2" style:family="table-row">
      <style:table-row-properties style:min-row-height="0.647cm" fo:keep-together="auto"/>
    </style:style>
    <style:style style:name="Tabela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e8142" officeooo:paragraph-rsid="000e8142" style:font-size-asian="10pt" style:font-name-complex="Arial"/>
    </style:style>
    <style:style style:name="MP5" style:family="paragraph" style:parent-style-name="Header">
      <style:text-properties style:font-name="Linux"/>
    </style:style>
    <style:style style:name="MP6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8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MP9" style:family="paragraph" style:parent-style-name="Header">
      <style:paragraph-properties fo:margin-top="0.106cm" fo:margin-bottom="0cm" style:contextual-spacing="false"/>
    </style:style>
    <style:style style:name="MP10" style:family="paragraph" style:parent-style-name="Footer">
      <style:paragraph-properties fo:text-align="start" style:justify-single-word="false"/>
    </style:style>
    <style:style style:name="MP11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12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name-complex="Arial"/>
    </style:style>
    <style:style style:name="MT2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3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MT4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MT5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6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7" style:family="text">
      <style:text-properties officeooo:rsid="001b33cf"/>
    </style:style>
    <style:style style:name="MT8" style:family="text">
      <style:text-properties style:language-asian="en" style:country-asian="US"/>
    </style:style>
    <style:style style:name="MT9" style:family="text"/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<text:span text:style-name="MT1">Trabalho d</text:span><text:span text:style-name="MT2">o</text:span><text:span text:style-name="MT1"> </text:span><text:span text:style-name="MT2">curso Técnico em Desenvolvimento de Sistemas </text:span><text:span text:style-name="MT3">do IFSULDEMINAS</text:span><text:span text:style-name="MT2"> <text:s/>disciplina: Projeto Interdisciplinar</text:span></text:p>
        <text:p text:style-name="MP2"><text:span text:style-name="MT2">Aluno</text:span><text:span text:style-name="MT4">s</text:span><text:span text:style-name="MT1">: </text:span><text:span text:style-name="MT2">Gabriel Henrique da Cruz Faria – </text:span><text:span text:style-name="MT4">RA: 201924410331</text:span></text:p>
        <text:p text:style-name="MP2"><text:span text:style-name="MT5">Daniel Augusto de Melo Pedro – </text:span><text:span text:style-name="MT6">RA: 201924410216</text:span><text:span text:style-name="MT2"> </text:span></text:p>
        <text:p text:style-name="MP3">professor: <text:s text:c="2"/>Straus Michalsky</text:p>
        <text:p text:style-name="MP4">data: 1<text:span text:style-name="MT7">5</text:span>/03/2021</text:p>
        <text:p text:style-name="MP5"/>
        <text:p text:style-name="MP5"/>
      </style:header>
    </style:master-page>
    <style:master-page style:name="Converter_20_1" style:display-name="Converter 1" style:page-layout-name="Mpm1">
      <style:header>
        <text:p text:style-name="Standard"/>
        <text:p text:style-name="MP6">Methodology Explorer – Trabalho de Graduação 2002.2</text:p>
        <text:p text:style-name="MP7">Graduando: Carlos Roberto da Silva Júnior</text:p>
        <text:p text:style-name="MP7">Orientador: Hermano Perrelli de Moura</text:p>
        <text:p text:style-name="MP8"/>
        <text:p text:style-name="Header"/>
        <text:p text:style-name="Header"/>
      </style:header>
      <style:header-first>
        <text:p text:style-name="Header"/>
      </style:header-first>
    </style:master-page>
    <style:master-page style:name="Converter_20_2" style:display-name="Converter 2" style:page-layout-name="Mpm2">
      <style:header>
        <text:p text:style-name="MP9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rows-spanned="2" office:value-type="string">
              <text:p text:style-name="MP10">Documento de Requisitos</text:p>
              <text:p text:style-name="MP10"><text:span text:style-name="MT8">Arquivo: </text:span><text:span text:style-name="MT8"><text:file-name text:display="name-and-extension">requisitosPedidosRestaurante - 14 mar.odt</text:file-name></text:span></text:p>
              <text:p text:style-name="MP11"/>
            </table:table-cell>
            <table:table-cell table:style-name="Tabela17.A1" office:value-type="string">
              <text:p text:style-name="MP12">Página <text:span text:style-name="Page_20_Number"><text:page-number text:select-page="current">0</text:page-number></text:span><text:bookmark text:name="_Ref471361557"/><text:span text:style-name="Page_20_Number"><text:s/>de </text:span><text:span text:style-name="Page_20_Number"><text:page-count style:num-format="1">7</text:page-count></text:span></text:p>
            </table:table-cell>
          </table:table-row>
          <table:table-row table:style-name="Tabela17.2">
            <table:covered-table-cell/>
            <table:table-cell table:style-name="Tabela17.B2" office:value-type="string">
              <text:p text:style-name="MP12">Última Atualização: <text:modification-date style:data-style-name="N107">15/03/2021 11:28:37 A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2">
      <style:header>
        <text:p text:style-name="MP9"/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table:number-rows-spanned="2" office:value-type="string">
              <text:p text:style-name="MP10">Documento de Requisitos</text:p>
              <text:p text:style-name="MP10"><text:span text:style-name="MT8">Arquivo: </text:span><text:span text:style-name="MT8"><text:file-name text:display="name-and-extension">requisitosPedidosRestaurante - 14 mar.odt</text:file-name></text:span></text:p>
              <text:p text:style-name="MP11"/>
            </table:table-cell>
            <table:table-cell table:style-name="Tabela18.A1" office:value-type="string">
              <text:p text:style-name="MP12">Página <text:span text:style-name="Page_20_Number"><text:page-number text:select-page="current">0</text:page-number></text:span><text:span text:style-name="Page_20_Number"><text:s/>de </text:span><text:span text:style-name="Page_20_Number"><text:page-count style:num-format="1">7</text:page-count></text:span></text:p>
            </table:table-cell>
          </table:table-row>
          <table:table-row table:style-name="Tabela18.2">
            <table:covered-table-cell/>
            <table:table-cell table:style-name="Tabela18.B2" office:value-type="string">
              <text:p text:style-name="MP12">Última Atualização: <text:modification-date style:data-style-name="N107">15/03/2021 11:28:37 A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Requisitos</dc:title>
    <meta:initial-creator>crsj</meta:initial-creator>
    <meta:creation-date>2002-08-08T16:05:00</meta:creation-date>
    <dc:date>2021-03-15T11:28:37.548000000</dc:date>
    <meta:editing-cycles>150</meta:editing-cycles>
    <meta:editing-duration>PT7H29M32S</meta:editing-duration>
    <meta:generator>LibreOffice/7.0.3.1$Windows_X86_64 LibreOffice_project/d7547858d014d4cf69878db179d326fc3483e082</meta:generator>
    <meta:document-statistic meta:table-count="15" meta:image-count="0" meta:object-count="0" meta:page-count="7" meta:paragraph-count="185" meta:word-count="1673" meta:character-count="10994" meta:non-whitespace-character-count="9497"/>
  </office:meta>
</office:document-meta>
</file>